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B0000373600002CD14811CB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495cm" svg:height="17.78cm" svg:x="2.54cm" svg:y="1.27cm">
          <draw:image xlink:href="Pictures/200000BB0000373600002CD14811CBD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8T12:17:21</meta:creation-date>
    <dc:date>2009-04-09T16:10:53</dc:date>
    <dc:language>en-US</dc:language>
    <meta:editing-cycles>5</meta:editing-cycles>
    <meta:editing-duration>PT55M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